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>
      <style:paragraph-properties fo:text-align="center" style:justify-single-word="false"/>
      <style:text-properties officeooo:paragraph-rsid="00076dd1"/>
    </style:style>
    <style:style style:name="T1" style:family="text">
      <style:text-properties officeooo:rsid="00076dd1"/>
    </style:style>
    <style:style style:name="T2" style:family="text">
      <style:text-properties style:text-underline-style="solid" style:text-underline-width="auto" style:text-underline-color="font-color" officeooo:rsid="00076dd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2">Laravel Quick Reference</text:span></text:span></text:p>
      <text:p text:style-name="Text_20_body"><text:span text:style-name="Strong_20_Emphasis"/></text:p>
      <text:p text:style-name="Text_20_body"><text:span text:style-name="Strong_20_Emphasis">Laravel:</text:span></text:p>
      <text:list text:style-name="L1">
        <text:list-item>
          <text:p text:style-name="P2">PHP web application framework known for its elegant syntax and developer-friendly features.</text:p>
        </text:list-item>
        <text:list-item>
          <text:p text:style-name="P2">Follows the MVC (Model-View-Controller) architectural pattern.</text:p>
        </text:list-item>
        <text:list-item>
          <text:p text:style-name="P1">Focuses on simplicity, scalability, and rapid development.</text:p>
        </text:list-item>
      </text:list>
      <text:p text:style-name="Text_20_body"><text:span text:style-name="Strong_20_Emphasis">Routing:</text:span></text:p>
      <text:list text:style-name="L2">
        <text:list-item>
          <text:p text:style-name="P4">Define routes for handling incoming HTTP requests.</text:p>
        </text:list-item>
        <text:list-item>
          <text:p text:style-name="P4">Uses expressive syntax for defining routes with corresponding controller actions or closures.</text:p>
        </text:list-item>
        <text:list-item>
          <text:p text:style-name="P3">Supports RESTful routing conventions.</text:p>
        </text:list-item>
      </text:list>
      <text:p text:style-name="Text_20_body"><text:span text:style-name="Strong_20_Emphasis">Controllers:</text:span></text:p>
      <text:list text:style-name="L3">
        <text:list-item>
          <text:p text:style-name="P6">Responsible for handling user requests and returning appropriate responses.</text:p>
        </text:list-item>
        <text:list-item>
          <text:p text:style-name="P6">Organize request handling logic into controller classes.</text:p>
        </text:list-item>
        <text:list-item>
          <text:p text:style-name="P5">Interact with models to retrieve and manipulate data.</text:p>
        </text:list-item>
      </text:list>
      <text:p text:style-name="Text_20_body"><text:span text:style-name="Strong_20_Emphasis">Middleware:</text:span></text:p>
      <text:list text:style-name="L4">
        <text:list-item>
          <text:p text:style-name="P8">Middleware provide a convenient mechanism for filtering HTTP requests entering your application.</text:p>
        </text:list-item>
        <text:list-item>
          <text:p text:style-name="P7">Middleware can modify HTTP requests before they reach the application's routes or modify the responses before they are returned to the browser.</text:p>
        </text:list-item>
      </text:list>
      <text:p text:style-name="Text_20_body"><text:span text:style-name="Strong_20_Emphasis">Views:</text:span></text:p>
      <text:list text:style-name="L5">
        <text:list-item>
          <text:p text:style-name="P10">Templates used to generate HTML responses.</text:p>
        </text:list-item>
        <text:list-item>
          <text:p text:style-name="P10">Written using Blade templating engine, which provides features like template inheritance, control structures, and more.</text:p>
        </text:list-item>
        <text:list-item>
          <text:p text:style-name="P9">Views are stored in the <text:span text:style-name="Source_20_Text">resources/views</text:span> directory.</text:p>
        </text:list-item>
      </text:list>
      <text:p text:style-name="Text_20_body"><text:span text:style-name="Strong_20_Emphasis">Blade Templating Engine:</text:span></text:p>
      <text:list text:style-name="L6">
        <text:list-item>
          <text:p text:style-name="P12">Provides a powerful and intuitive way to work with PHP/HTML.</text:p>
        </text:list-item>
        <text:list-item>
          <text:p text:style-name="P12">Allows for template inheritance, sections, layouts, control structures, and more.</text:p>
        </text:list-item>
        <text:list-item>
          <text:p text:style-name="P11">Helps in creating reusable and maintainable views.</text:p>
        </text:list-item>
      </text:list>
      <text:p text:style-name="Text_20_body"><text:span text:style-name="Strong_20_Emphasis">Eloquent ORM:</text:span></text:p>
      <text:list text:style-name="L7">
        <text:list-item>
          <text:p text:style-name="P14">Laravel's built-in ORM for working with the database.</text:p>
        </text:list-item>
        <text:list-item>
          <text:p text:style-name="P14">Represents database tables as classes and table rows as objects.</text:p>
        </text:list-item>
        <text:list-item>
          <text:p text:style-name="P13">Provides easy-to-use methods for querying, inserting, updating, and deleting records.</text:p>
        </text:list-item>
      </text:list>
      <text:p text:style-name="Text_20_body"><text:span text:style-name="Strong_20_Emphasis">Migrations:</text:span></text:p>
      <text:list text:style-name="L8">
        <text:list-item>
          <text:p text:style-name="P16">Database schema version control.</text:p>
        </text:list-item>
        <text:list-item>
          <text:p text:style-name="P16">Allows defining database tables and modifying their structure using PHP code.</text:p>
        </text:list-item>
        <text:list-item>
          <text:p text:style-name="P15"><text:soft-page-break/>Keeps database schema in sync with application code across different environments.</text:p>
        </text:list-item>
      </text:list>
      <text:p text:style-name="Text_20_body"><text:span text:style-name="Strong_20_Emphasis">Routing Parameters:</text:span></text:p>
      <text:list text:style-name="L9">
        <text:list-item>
          <text:p text:style-name="P18">Define routes with parameters to capture values from the URL.</text:p>
        </text:list-item>
        <text:list-item>
          <text:p text:style-name="P18">Parameters are passed to controller actions or closures as function arguments.</text:p>
        </text:list-item>
        <text:list-item>
          <text:p text:style-name="P17">Useful for creating dynamic routes and accessing route parameters.</text:p>
        </text:list-item>
      </text:list>
      <text:p text:style-name="Text_20_body"><text:span text:style-name="Strong_20_Emphasis">Authentication and Authorization:</text:span></text:p>
      <text:list text:style-name="L10">
        <text:list-item>
          <text:p text:style-name="P20">Built-in authentication system with pre-built authentication controllers and views.</text:p>
        </text:list-item>
        <text:list-item>
          <text:p text:style-name="P20">Flexible authorization policies using Gates and Policies.</text:p>
        </text:list-item>
        <text:list-item>
          <text:p text:style-name="P19">Role-based access control (RBAC) using middleware and policies.</text:p>
        </text:list-item>
      </text:list>
      <text:p text:style-name="Text_20_body"><text:span text:style-name="Strong_20_Emphasis">Validation:</text:span></text:p>
      <text:list text:style-name="L11">
        <text:list-item>
          <text:p text:style-name="P22">Validates incoming request data before processing it.</text:p>
        </text:list-item>
        <text:list-item>
          <text:p text:style-name="P22">Provides a fluent interface for defining validation rules.</text:p>
        </text:list-item>
        <text:list-item>
          <text:p text:style-name="P21">Custom error messages and validation logic can be defined.</text:p>
        </text:list-item>
      </text:list>
      <text:p text:style-name="Text_20_body"><text:span text:style-name="Strong_20_Emphasis">Error Handling:</text:span></text:p>
      <text:list text:style-name="L12">
        <text:list-item>
          <text:p text:style-name="P24">Centralized error handling using exception handling mechanism.</text:p>
        </text:list-item>
        <text:list-item>
          <text:p text:style-name="P24">Customizable error views for different HTTP status codes.</text:p>
        </text:list-item>
        <text:list-item>
          <text:p text:style-name="P23">Logging and reporting mechanisms for tracking errors and exceptions.</text:p>
        </text:list-item>
      </text:list>
      <text:p text:style-name="Text_20_body"><text:span text:style-name="Strong_20_Emphasis">Task Scheduling:</text:span></text:p>
      <text:list text:style-name="L13">
        <text:list-item>
          <text:p text:style-name="P26">Define scheduled tasks using Artisan command scheduler.</text:p>
        </text:list-item>
        <text:list-item>
          <text:p text:style-name="P26">Run scheduled tasks using cron job or task scheduler.</text:p>
        </text:list-item>
        <text:list-item>
          <text:p text:style-name="P25">Automate repetitive tasks like sending emails, generating reports, etc.</text:p>
        </text:list-item>
      </text:list>
      <text:p text:style-name="Text_20_body"><text:span text:style-name="Strong_20_Emphasis">Queues:</text:span></text:p>
      <text:list text:style-name="L14">
        <text:list-item>
          <text:p text:style-name="P28">Asynchronous processing of time-consuming tasks.</text:p>
        </text:list-item>
        <text:list-item>
          <text:p text:style-name="P28">Offload tasks to queues for processing in the background.</text:p>
        </text:list-item>
        <text:list-item>
          <text:p text:style-name="P27">Supports different queue drivers like database, Redis, Beanstalkd, etc.</text:p>
        </text:list-item>
      </text:list>
      <text:p text:style-name="Text_20_body"><text:span text:style-name="Strong_20_Emphasis">File Storage:</text:span></text:p>
      <text:list text:style-name="L15">
        <text:list-item>
          <text:p text:style-name="P30">Store and retrieve files using Laravel's filesystem abstraction.</text:p>
        </text:list-item>
        <text:list-item>
          <text:p text:style-name="P30">Supports local storage, Amazon S3, FTP, SFTP, Rackspace, and more.</text:p>
        </text:list-item>
        <text:list-item>
          <text:p text:style-name="P29">Provides convenient methods for file manipulation and retrieval.</text:p>
        </text:list-item>
      </text:list>
      <text:p text:style-name="Text_20_body"><text:span text:style-name="Strong_20_Emphasis">Testing:</text:span></text:p>
      <text:list text:style-name="L16">
        <text:list-item>
          <text:p text:style-name="P32">Comprehensive testing support with PHPUnit.</text:p>
        </text:list-item>
        <text:list-item>
          <text:p text:style-name="P32">Provides test helpers for testing routes, controllers, views, and more.</text:p>
        </text:list-item>
        <text:list-item>
          <text:p text:style-name="P31">Supports HTTP testing, browser testing, and unit testing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4:15.078067236</meta:creation-date>
    <dc:date>2024-04-07T12:17:03.105311969</dc:date>
    <meta:editing-duration>PT33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64" meta:word-count="489" meta:character-count="3378" meta:non-whitespace-character-count="3000"/>
  </office:meta>
</office:document-meta>
</file>